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82.29pt"/>
    </style:style>
    <style:style style:name="co3" style:family="table-column">
      <style:table-column-properties fo:break-before="auto" style:column-width="212pt"/>
    </style:style>
    <style:style style:name="co4" style:family="table-column">
      <style:table-column-properties fo:break-before="auto" style:column-width="81.3pt"/>
    </style:style>
    <style:style style:name="co5" style:family="table-column">
      <style:table-column-properties fo:break-before="auto" style:column-width="232.61pt"/>
    </style:style>
    <style:style style:name="co6" style:family="table-column">
      <style:table-column-properties fo:break-before="auto" style:column-width="112.9pt"/>
    </style:style>
    <style:style style:name="co7" style:family="table-column">
      <style:table-column-properties fo:break-before="auto" style:column-width="217.1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6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0" style:family="table-cell" style:parent-style-name="Default"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OBJECTIV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number-columns-repeated="993" table:default-cell-style-name="ce9"/>
        <table:table-column table:style-name="co8" table:number-columns-repeated="23" table:default-cell-style-name="ce10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Move</text:p>
          </table:table-cell>
          <table:table-cell table:style-name="ce1" office:value-type="string" calcext:value-type="string">
            <text:p>Interruptable</text:p>
          </table:table-cell>
          <table:table-cell table:style-name="ce7" office:value-type="string" calcext:value-type="string">
            <text:p>Actions</text:p>
          </table:table-cell>
          <table:table-cell table:style-name="ce1"/>
          <table:table-cell table:style-name="ce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prepare_for_matc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starting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uy_starting_items</text:p>
          </table:table-cell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3"/>
          <table:table-cell table:style-name="ce6"/>
          <table:table-cell table:style-name="ce2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buyb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do_buyb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do_buyback</text:p>
          </table:table-cell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3"/>
          <table:table-cell table:style-name="ce6"/>
          <table:table-cell table:style-name="ce3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do_glyph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o_glyph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3"/>
          <table:table-cell table:style-name="ce6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ap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swap_flask_t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6"/>
          <table:table-cell table:style-name="ce3" office:value-type="string" calcext:value-type="string">
            <text:p>put_item_in_invento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put_item_in_inventory</text:p>
          </table:table-cell>
          <table:table-cell table:style-name="ce8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/>
          <table:table-cell table:style-name="ce6"/>
          <table:table-cell table:style-name="ce3"/>
          <table:table-cell table:style-name="ce6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item_recovery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heal_tang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tang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heal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heal_flask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tp_bas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tp_base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6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buy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fl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buy_tpscroll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pscroll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3" office:value-type="string" calcext:value-type="string">
            <text:p>-- Ring of Aquila</text:p>
          </table:table-cell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ring_of_protection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ring_of_protection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-- Power Treads</text:p>
          </table:table-cell>
          <table:table-cell table:style-name="ce2"/>
          <table:table-cell table:style-name="ce4"/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sobi_mas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sobi_mas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boot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boot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glo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gloves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buy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Dragon Lance</text:p>
          </table:table-cell>
          <table:table-cell table:style-name="ce4" table:number-columns-repeated="5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two_boots_of_elve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two_boots_of_elve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buy_ogre_ax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ogre_ax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-- Crystalys</text:p>
          </table:table-cell>
          <table:table-cell table:style-name="ce4"/>
          <table:table-cell table:style-name="ce3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buy_blades_of_attack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buy_blades_of_attack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buy_broadsword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broadsword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 office:value-type="string" calcext:value-type="string">
            <text:p>buy_recipe_lesser_crit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buy_recipe_lesser_crit</text:p>
          </table:table-cell>
          <table:table-cell table:style-name="ce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3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/>
          <table:table-cell table:style-name="ce6"/>
          <table:table-cell table:style-name="ce3"/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string" calcext:value-type="string">
            <text:p>defend_tower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attack_enemy_creep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3"/>
          <table:table-cell table:style-name="ce6"/>
          <table:table-cell table:style-name="ce4" office:value-type="string" calcext:value-type="string">
            <text:p>stop_attack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attack_enemy_hero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3"/>
          <table:table-cell table:style-name="ce4" office:value-type="string" calcext:value-type="string">
            <text:p>stop_attack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move_saf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recovery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3" office:value-type="string" calcext:value-type="string">
            <text:p>move_safe_evasion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safe_evasion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base_recovery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deliver_item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deliver_items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move_base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4" office:value-type="string" calcext:value-type="string">
            <text:p>move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4"/>
          <table:table-cell table:style-name="ce4" office:value-type="string" calcext:value-type="string">
            <text:p>restore_hp_on_bas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upgrade_skills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pgrade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3" table:number-columns-repeated="4"/>
          <table:table-cell table:style-name="ce4"/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kill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table:style-name="ce3" office:value-type="string" calcext:value-type="string">
            <text:p>use_silence</text:p>
          </table:table-cell>
          <table:table-cell table:style-name="ce6" office:value-type="boolean" office:boolean-value="false" calcext:value-type="boolean">
            <text:p>FALSE</text:p>
          </table:table-cell>
          <table:table-cell table:style-name="ce4" office:value-type="string" calcext:value-type="string">
            <text:p>use_silence</text:p>
          </table:table-cell>
          <table:table-cell table:style-name="ce3"/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enemy_hero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/>
          <table:table-cell table:style-name="ce6"/>
          <table:table-cell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ny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afe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use_truesho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enemy_tower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tp_mid_tower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in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decrease_creeps_distance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decrease_creeps_distanc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attack_enem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ttack_ally_creep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move_and_block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ove_start_positio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urn_enemy_fountain</text:p>
          </table:table-cell>
          <table:table-cell table:style-name="ce6" office:value-type="boolean" office:boolean-value="false" calcext:value-type="boolean">
            <text:p>FALSE</text:p>
          </table:table-cell>
          <table:table-cell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</text:p>
          </table:table-cell>
          <table:table-cell table:style-name="ce6" office:value-type="boolean" office:boolean-value="true" calcext:value-type="boolean">
            <text:p>TRUE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1048438">
          <table:table-cell table:number-columns-repeated="1024"/>
        </table:table-row>
        <table:table-row table:style-name="ro2" table:number-rows-repeated="4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OBJECTIVES.A4:OBJECTIVES.AMJ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/00/0000</text:date>, <text:time style:data-style-name="N2" text:time-value="21:03:11.8574000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06T21:09:32.941653108</dc:date>
    <meta:editing-duration>P2DT13H19M10S</meta:editing-duration>
    <meta:editing-cycles>2489</meta:editing-cycles>
    <dc:creator>Ilya Shpigor</dc:creator>
    <meta:document-statistic meta:table-count="1" meta:cell-count="215" meta:object-count="0"/>
  </office:meta>
</office:document-meta>
</file>